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0.6299in"/>
    </style:style>
    <style:style style:name="co3" style:family="table-column">
      <style:table-column-properties fo:break-before="auto" style:column-width="0.5882in"/>
    </style:style>
    <style:style style:name="co4" style:family="table-column">
      <style:table-column-properties fo:break-before="auto" style:column-width="0.4839in"/>
    </style:style>
    <style:style style:name="co5" style:family="table-column">
      <style:table-column-properties fo:break-before="auto" style:column-width="2.5563in"/>
    </style:style>
    <style:style style:name="co6" style:family="table-column">
      <style:table-column-properties fo:break-before="auto" style:column-width="0.4945in"/>
    </style:style>
    <style:style style:name="co7" style:family="table-column">
      <style:table-column-properties fo:break-before="auto" style:column-width="0.5362in"/>
    </style:style>
    <style:style style:name="co8" style:family="table-column">
      <style:table-column-properties fo:break-before="auto" style:column-width="0.5673in"/>
    </style:style>
    <style:style style:name="co9" style:family="table-column">
      <style:table-column-properties fo:break-before="auto" style:column-width="1.2654in"/>
    </style:style>
    <style:style style:name="co10" style:family="table-column">
      <style:table-column-properties fo:break-before="auto" style:column-width="0.7134in"/>
    </style:style>
    <style:style style:name="co11" style:family="table-column">
      <style:table-column-properties fo:break-before="auto" style:column-width="0.7445in"/>
    </style:style>
    <style:style style:name="co12" style:family="table-column">
      <style:table-column-properties fo:break-before="auto" style:column-width="0.5154in"/>
    </style:style>
    <style:style style:name="co13" style:family="table-column">
      <style:table-column-properties fo:break-before="auto" style:column-width="1.1091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/>
      <style:text-properties fo:color="#ffffff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dddddd"/>
    </style:style>
    <style:style style:name="ce4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5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6" style:family="table-cell" style:parent-style-name="Default" style:data-style-name="N0">
      <style:map style:condition="is-true-formula([Ammo.J9]=0)" style:apply-style-name="Cellule_20_grisée" style:base-cell-address="Ammo.K9"/>
      <style:map style:condition="is-true-formula(AND([Ammo.J9]&lt;&gt;0;[Ammo.K9]=&quot;&quot;))" style:apply-style-name="Cellule_20_invalide" style:base-cell-address="Ammo.K9"/>
    </style:style>
    <style:style style:name="ce7" style:family="table-cell" style:parent-style-name="Default" style:data-style-name="N0">
      <style:map style:condition="is-true-formula([Ammo.J9]=0)" style:apply-style-name="Cellule_20_grisée" style:base-cell-address="Ammo.L9"/>
      <style:map style:condition="is-true-formula(AND([Ammo.J9]&lt;&gt;0;[Ammo.L9]=&quot;&quot;))" style:apply-style-name="Cellule_20_invalide" style:base-cell-address="Ammo.L9"/>
    </style:style>
    <style:style style:name="ce8" style:family="table-cell" style:parent-style-name="Default" style:data-style-name="N0">
      <style:map style:condition="is-true-formula([Ammo.J9]=0)" style:apply-style-name="Cellule_20_grisée" style:base-cell-address="Ammo.M9"/>
      <style:map style:condition="is-true-formula(AND([Ammo.J9]&lt;&gt;0;[Ammo.M9]=&quot;&quot;))" style:apply-style-name="Cellule_20_invalide" style:base-cell-address="Ammo.M9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Ammo.J9"/>
      </table:content-validations>
      <table:table table:name="Amm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13" table:default-cell-style-name="ce2"/>
        <table:table-column table:style-name="co14" table:number-columns-repeated="1010" table:default-cell-style-name="ce2"/>
        <table:table-row table:style-name="ro1">
          <table:table-cell table:style-name="ce1" office:value-type="string">
            <text:p>#ammo_name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FX_explosion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table:number-columns-repeated="1010"/>
        </table:table-row>
        <table:table-row table:style-name="ro2">
          <table:table-cell office:value-type="string">
            <text:p>laser_beam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laser.png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death_explosion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-30">
            <text:p>-30</text:p>
          </table:table-cell>
          <table:table-cell table:number-columns-repeated="1010"/>
        </table:table-row>
        <table:table-row table:style-name="ro2">
          <table:table-cell office:value-type="string">
            <text:p>laser_blue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Equipment/laser_blue.png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_blue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60">
            <text:p>60</text:p>
          </table:table-cell>
          <table:table-cell table:style-name="ce7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blue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fireball_blue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1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2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laserS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350">
            <text:p>3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laserS.png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L_Vfast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650">
            <text:p>6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laserL.png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XL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laserXL.png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S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ballS.png</text:p>
          </table:table-cell>
          <table:table-cell table:number-columns-repeated="2" table:style-name="ce4" office:value-type="float" office:value="15">
            <text:p>1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M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520">
            <text:p>52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ballM.png</text:p>
          </table:table-cell>
          <table:table-cell table:number-columns-repeated="2"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370">
            <text:p>37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abitslow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330">
            <text:p>33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abitfast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fast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550">
            <text:p>5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Vfast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600">
            <text:p>6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slow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30">
            <text:p>23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M_slow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230">
            <text:p>23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ballM.png</text:p>
          </table:table-cell>
          <table:table-cell table:number-columns-repeated="2"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fireball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600">
            <text:p>6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fireball_slow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fireball_fast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fireball_Vfast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800">
            <text:p>8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missile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750">
            <text:p>7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missile.png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0.0346in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0.0346in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0.028in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008in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154in double #ff8001" style:border-line-width-bottom="0.0008in 0.0138in 0.0008in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008in solid #b2b2b2"/>
    </style:style>
    <style:style style:name="Output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0.0154in double #4f81bd" style:border-line-width-bottom="0.0008in 0.0138in 0.0008in" fo:border-left="none" fo:border-right="none" fo:border-top="0.0008in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style:style style:name="Cellule_20_grisée" style:display-name="Cellule grisée" style:family="table-cell" style:parent-style-name="Default">
      <style:table-cell-properties fo:background-color="#999999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4/15/2016</text:date>, <text:time>00:5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Wister</meta:initial-creator>
    <dc:creator>Wister </dc:creator>
    <meta:creation-date>2015-03-10T21:54:58Z</meta:creation-date>
    <dc:date>2016-04-15T00:50:41.91</dc:date>
    <meta:editing-duration>PT40M24S</meta:editing-duration>
    <meta:editing-cycles>64</meta:editing-cycles>
    <meta:document-statistic meta:table-count="1" meta:cell-count="286" meta:object-count="0"/>
  </office:meta>
</office:document-meta>
</file>